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ec55c" officeooo:paragraph-rsid="001ec55c"/>
    </style:style>
    <style:style style:name="P2" style:family="paragraph" style:parent-style-name="Standard">
      <style:paragraph-properties fo:text-align="justify" style:justify-single-word="false"/>
      <style:text-properties officeooo:rsid="001f5dfd" officeooo:paragraph-rsid="001f5dfd"/>
    </style:style>
    <style:style style:name="P3" style:family="paragraph" style:parent-style-name="Standard">
      <style:paragraph-properties fo:text-align="justify" style:justify-single-word="false"/>
      <style:text-properties fo:color="#ce181e" fo:font-weight="bold" officeooo:rsid="001ec55c" officeooo:paragraph-rsid="001ec55c" style:font-weight-asian="bold" style:font-weight-complex="bold"/>
    </style:style>
    <style:style style:name="P4" style:family="paragraph" style:parent-style-name="Standard">
      <style:paragraph-properties fo:text-align="justify" style:justify-single-word="false"/>
      <style:text-properties officeooo:rsid="001fb1dd" officeooo:paragraph-rsid="001fb1dd"/>
    </style:style>
    <style:style style:name="P5" style:family="paragraph" style:parent-style-name="Standard">
      <style:paragraph-properties fo:text-align="justify" style:justify-single-word="false"/>
      <style:text-properties fo:font-weight="bold" officeooo:rsid="0023c0f7" officeooo:paragraph-rsid="0023c0f7" style:font-weight-asian="bold" style:font-weight-complex="bold"/>
    </style:style>
    <style:style style:name="P6" style:family="paragraph" style:parent-style-name="Standard">
      <style:paragraph-properties fo:text-align="center" style:justify-single-word="false"/>
      <style:text-properties fo:font-weight="bold" officeooo:rsid="002bbf27" officeooo:paragraph-rsid="002bbf27" style:font-weight-asian="bold" style:font-weight-complex="bold"/>
    </style:style>
    <style:style style:name="P7" style:family="paragraph" style:parent-style-name="Standard">
      <style:paragraph-properties fo:text-align="justify" style:justify-single-word="false"/>
      <style:text-properties officeooo:rsid="00223e19" officeooo:paragraph-rsid="00223e19"/>
    </style:style>
    <style:style style:name="P8" style:family="paragraph" style:parent-style-name="Standard">
      <style:paragraph-properties fo:text-align="justify" style:justify-single-word="false"/>
      <style:text-properties fo:font-weight="normal" officeooo:rsid="0023c0f7" officeooo:paragraph-rsid="0023c0f7" style:font-weight-asian="normal" style:font-weight-complex="normal"/>
    </style:style>
    <style:style style:name="P9" style:family="paragraph" style:parent-style-name="Standard">
      <style:paragraph-properties fo:text-align="justify" style:justify-single-word="false"/>
      <style:text-properties officeooo:rsid="002bbf27" officeooo:paragraph-rsid="002bbf27"/>
    </style:style>
    <style:style style:name="P10" style:family="paragraph" style:parent-style-name="Standard" style:list-style-name="L1">
      <style:paragraph-properties fo:text-align="justify" style:justify-single-word="false"/>
      <style:text-properties officeooo:rsid="001fb1dd" officeooo:paragraph-rsid="001fb1dd"/>
    </style:style>
    <style:style style:name="P11" style:family="paragraph" style:parent-style-name="Standard" style:list-style-name="L2">
      <style:paragraph-properties fo:text-align="justify" style:justify-single-word="false"/>
      <style:text-properties officeooo:rsid="001fb1dd" officeooo:paragraph-rsid="001fb1dd"/>
    </style:style>
    <style:style style:name="P12" style:family="paragraph" style:parent-style-name="Standard" style:list-style-name="L3">
      <style:paragraph-properties fo:text-align="justify" style:justify-single-word="false"/>
      <style:text-properties fo:font-weight="bold" officeooo:rsid="001fe069" officeooo:paragraph-rsid="001fe069" style:font-weight-asian="bold" style:font-weight-complex="bold"/>
    </style:style>
    <style:style style:name="P13" style:family="paragraph" style:parent-style-name="Standard" style:list-style-name="L5">
      <style:paragraph-properties fo:text-align="justify" style:justify-single-word="false"/>
      <style:text-properties fo:font-weight="bold" officeooo:rsid="0023c0f7" officeooo:paragraph-rsid="0023c0f7" style:font-weight-asian="bold" style:font-weight-complex="bold"/>
    </style:style>
    <style:style style:name="P14" style:family="paragraph" style:parent-style-name="Standard" style:list-style-name="L6">
      <style:paragraph-properties fo:text-align="justify" style:justify-single-word="false"/>
      <style:text-properties fo:font-weight="bold" officeooo:paragraph-rsid="0023c0f7" style:font-weight-asian="bold" style:font-weight-complex="bold"/>
    </style:style>
    <style:style style:name="P15" style:family="paragraph" style:parent-style-name="Standard" style:list-style-name="L6">
      <style:paragraph-properties fo:text-align="justify" style:justify-single-word="false"/>
      <style:text-properties fo:font-weight="bold" officeooo:paragraph-rsid="0024ac09" style:font-weight-asian="bold" style:font-weight-complex="bold"/>
    </style:style>
    <style:style style:name="P16" style:family="paragraph" style:parent-style-name="Standard" style:list-style-name="L5">
      <style:paragraph-properties fo:text-align="justify" style:justify-single-word="false"/>
      <style:text-properties fo:font-weight="bold" officeooo:rsid="0025a7b5" officeooo:paragraph-rsid="0025a7b5" style:font-weight-asian="bold" style:font-weight-complex="bold"/>
    </style:style>
    <style:style style:name="P17" style:family="paragraph" style:parent-style-name="Standard" style:list-style-name="L5">
      <style:paragraph-properties fo:text-align="justify" style:justify-single-word="false"/>
      <style:text-properties fo:font-weight="bold" officeooo:rsid="0025f627" officeooo:paragraph-rsid="0025f627" style:font-weight-asian="bold" style:font-weight-complex="bold"/>
    </style:style>
    <style:style style:name="P18" style:family="paragraph" style:parent-style-name="Standard" style:list-style-name="L3">
      <style:paragraph-properties fo:text-align="justify" style:justify-single-word="false"/>
      <style:text-properties fo:font-weight="normal" officeooo:rsid="00219dd9" officeooo:paragraph-rsid="001fe069" style:font-weight-asian="normal" style:font-weight-complex="normal"/>
    </style:style>
    <style:style style:name="P19" style:family="paragraph" style:parent-style-name="Standard" style:list-style-name="L5">
      <style:paragraph-properties fo:text-align="justify" style:justify-single-word="false"/>
      <style:text-properties fo:font-weight="normal" officeooo:rsid="0023c0f7" officeooo:paragraph-rsid="0023c0f7" style:font-weight-asian="normal" style:font-weight-complex="normal"/>
    </style:style>
    <style:style style:name="P20" style:family="paragraph" style:parent-style-name="Standard" style:list-style-name="L6">
      <style:paragraph-properties fo:text-align="justify" style:justify-single-word="false"/>
      <style:text-properties fo:font-weight="normal" officeooo:rsid="0024ac09" officeooo:paragraph-rsid="0023c0f7" style:font-weight-asian="normal" style:font-weight-complex="normal"/>
    </style:style>
    <style:style style:name="P21" style:family="paragraph" style:parent-style-name="Standard" style:list-style-name="L6">
      <style:paragraph-properties fo:text-align="justify" style:justify-single-word="false"/>
      <style:text-properties fo:font-weight="normal" officeooo:rsid="0024ac09" officeooo:paragraph-rsid="0024ac09" style:font-weight-asian="normal" style:font-weight-complex="normal"/>
    </style:style>
    <style:style style:name="P22" style:family="paragraph" style:parent-style-name="Standard" style:list-style-name="L5">
      <style:paragraph-properties fo:text-align="justify" style:justify-single-word="false"/>
      <style:text-properties fo:font-weight="normal" officeooo:rsid="0025a7b5" officeooo:paragraph-rsid="0023c0f7" style:font-weight-asian="normal" style:font-weight-complex="normal"/>
    </style:style>
    <style:style style:name="P23" style:family="paragraph" style:parent-style-name="Standard" style:list-style-name="L3">
      <style:paragraph-properties fo:text-align="justify" style:justify-single-word="false"/>
      <style:text-properties officeooo:rsid="001fe069" officeooo:paragraph-rsid="001fe069"/>
    </style:style>
    <style:style style:name="P24" style:family="paragraph" style:parent-style-name="Standard" style:list-style-name="L4">
      <style:paragraph-properties fo:text-align="justify" style:justify-single-word="false"/>
      <style:text-properties officeooo:rsid="00223e19" officeooo:paragraph-rsid="00223e19"/>
    </style:style>
    <style:style style:name="P25"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23c0f7" officeooo:paragraph-rsid="0023c0f7" style:font-weight-asian="normal" style:font-weight-complex="normal"/>
    </style:style>
    <style:style style:name="P26" style:family="paragraph" style:parent-style-name="Standard" style:list-style-name="L6">
      <style:paragraph-properties fo:text-align="justify" style:justify-single-word="false"/>
      <style:text-properties officeooo:paragraph-rsid="0024ac09"/>
    </style:style>
    <style:style style:name="T1" style:family="text">
      <style:text-properties officeooo:rsid="001f5dfd"/>
    </style:style>
    <style:style style:name="T2" style:family="text">
      <style:text-properties fo:font-weight="bold" style:font-weight-asian="bold" style:font-weight-complex="bold"/>
    </style:style>
    <style:style style:name="T3" style:family="text">
      <style:text-properties fo:font-weight="bold" officeooo:rsid="001f5dfd" style:font-weight-asian="bold" style:font-weight-complex="bold"/>
    </style:style>
    <style:style style:name="T4" style:family="text">
      <style:text-properties fo:font-weight="bold" officeooo:rsid="001fe069" style:font-weight-asian="bold" style:font-weight-complex="bold"/>
    </style:style>
    <style:style style:name="T5" style:family="text">
      <style:text-properties fo:font-weight="bold" officeooo:rsid="0023c0f7" style:font-weight-asian="bold" style:font-weight-complex="bold"/>
    </style:style>
    <style:style style:name="T6" style:family="text">
      <style:text-properties fo:color="#ce181e" fo:font-weight="bold" style:font-weight-asian="bold" style:font-weight-complex="bold"/>
    </style:style>
    <style:style style:name="T7" style:family="text">
      <style:text-properties fo:color="#ce181e" fo:font-weight="bold" officeooo:rsid="00219dd9" style:font-weight-asian="bold" style:font-weight-complex="bold"/>
    </style:style>
    <style:style style:name="T8" style:family="text">
      <style:text-properties officeooo:rsid="001fe069"/>
    </style:style>
    <style:style style:name="T9" style:family="text">
      <style:text-properties fo:font-weight="normal" style:font-weight-asian="normal" style:font-weight-complex="normal"/>
    </style:style>
    <style:style style:name="T10" style:family="text">
      <style:text-properties fo:font-weight="normal" officeooo:rsid="00219dd9" style:font-weight-asian="normal" style:font-weight-complex="normal"/>
    </style:style>
    <style:style style:name="T11" style:family="text">
      <style:text-properties fo:font-weight="normal" officeooo:rsid="0023c0f7" style:font-weight-asian="normal" style:font-weight-complex="normal"/>
    </style:style>
    <style:style style:name="T12" style:family="text">
      <style:text-properties fo:font-weight="normal" officeooo:rsid="0024ac09" style:font-weight-asian="normal" style:font-weight-complex="normal"/>
    </style:style>
    <style:style style:name="T13" style:family="text">
      <style:text-properties fo:font-weight="normal" officeooo:rsid="0025a7b5" style:font-weight-asian="normal" style:font-weight-complex="normal"/>
    </style:style>
    <style:style style:name="T14" style:family="text">
      <style:text-properties fo:font-weight="normal" officeooo:rsid="0025f627" style:font-weight-asian="normal" style:font-weight-complex="normal"/>
    </style:style>
    <style:style style:name="T15" style:family="text">
      <style:text-properties fo:font-weight="normal" officeooo:rsid="00275227" style:font-weight-asian="normal" style:font-weight-complex="normal"/>
    </style:style>
    <style:style style:name="T16" style:family="text">
      <style:text-properties fo:font-weight="normal" officeooo:rsid="002fc43c" style:font-weight-asian="normal" style:font-weight-complex="normal"/>
    </style:style>
    <style:style style:name="T17" style:family="text">
      <style:text-properties officeooo:rsid="00219dd9"/>
    </style:style>
    <style:style style:name="T18" style:family="text">
      <style:text-properties officeooo:rsid="002338db"/>
    </style:style>
    <style:style style:name="T19" style:family="text">
      <style:text-properties officeooo:rsid="0023c0f7"/>
    </style:style>
    <style:style style:name="T20" style:family="text">
      <style:text-properties officeooo:rsid="0024ac09"/>
    </style:style>
    <style:style style:name="T21" style:family="text">
      <style:text-properties style:text-underline-style="solid" style:text-underline-width="auto" style:text-underline-color="font-color" fo:font-weight="normal" officeooo:rsid="0025a7b5" style:font-weight-asian="normal" style:font-weight-complex="normal"/>
    </style:style>
    <style:style style:name="T22" style:family="text">
      <style:text-properties officeooo:rsid="0025a7b5"/>
    </style:style>
    <style:style style:name="T23" style:family="text">
      <style:text-properties officeooo:rsid="002d23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 Simón Bolívar</text:p>
      <text:p text:style-name="P9">Ingeniería de la computación</text:p>
      <text:p text:style-name="P9">Redes del computador 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Descripción de aplicación cliente servidor basada en conexión de N-clientes a tres servidores de descargas de libros implementada en el lenguaje de programación Java por medio de sockets en el marco del tema de protocolos de conexión de la materia Redes del computador 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ntegrantes:</text:p>
      <text:p text:style-name="P9">José Herradez<text:tab/><text:span text:style-name="T23">10-11148</text:span></text:p>
      <text:p text:style-name="P9">Fernando González <text:span text:style-name="T23">08-10464</text:span></text:p>
      <text:p text:style-name="P1"/>
      <text:p text:style-name="P1"/>
      <text:p text:style-name="P1"><text:soft-page-break/>El presente programa está elaborado con la finalidad de poner a prueba los conocimientos recibidos en el marco de la asignatura Redes del Computador I. <text:s/>El proyecto consiste en una aplicación del tipo Cliente-Servidor basada en la simulación de una descarga de archivos desde tres servidores que pueden o no compartir el mismo archivo. Para ésto se elaboró un pequeño protocolo de trasmisión de archivos en el lenguaje de programación Java por medio de sockets e hilos para asegurar la concurrencia de las operaciones de la aplicación.</text:p>
      <text:p text:style-name="P1"/>
      <text:p text:style-name="P3">Estructura del código.</text:p>
      <text:p text:style-name="P1"/>
      <text:p text:style-name="P1">La aplicación está compuesta de dos programas <text:span text:style-name="T1">base; </text:span><text:span text:style-name="T3">Servidor</text:span><text:span text:style-name="T1"> y </text:span><text:span text:style-name="T3">Cliente.</text:span></text:p>
      <text:p text:style-name="P1"/>
      <text:p text:style-name="P2">El <text:span text:style-name="T2">servidor </text:span>se encarga de escuchar las peticiones del cliente por un puerto determinado y asignarle un proceso que atienda las mismas, se ejecutaran 3 servidores en diferentes locaciones.</text:p>
      <text:p text:style-name="P2"/>
      <text:p text:style-name="P2">El <text:span text:style-name="T2">cliente </text:span>por su parte se encarga de establecer una conexión con tres ejecuciones del programa servidor que escuchan <text:s/>cada uno por un puerto diferente. <text:s/>El cliente creara hilos para la realización de las descargas desde ellos.</text:p>
      <text:p text:style-name="P2"/>
      <text:list xml:id="list3647439986632257053" text:style-name="L1">
        <text:list-item>
          <text:p text:style-name="P10"><text:span text:style-name="T6">Estructura del programa </text:span><text:span text:style-name="T7">cliente</text:span>: El programa <text:span text:style-name="T17">Cliente</text:span> se compone de 3 ficheros en <text:span text:style-name="T8">extensión</text:span> .java los cuales son:</text:p>
        </text:list-item>
      </text:list>
      <text:p text:style-name="P4"><text:tab/></text:p>
      <text:list xml:id="list3988827964313519997" text:style-name="L2">
        <text:list-item>
          <text:p text:style-name="P11"><text:span text:style-name="T2">MainClient.java</text:span>: <text:span text:style-name="T19">E</text:span>s el fichero ejecutor. Donde se indican los puertos a los cuales el cliente se dirigirá [9000, 9001, 9002] e invoca al fichero manejador de clientes. </text:p>
          <text:p text:style-name="P11"/>
        </text:list-item>
        <text:list-item>
          <text:p text:style-name="P11"><text:span text:style-name="T2">ClientHandler.java</text:span>: Es el programa manejador de clientes, recibe el nombre del cliente que servirá como identificador del mismo durante toda la ejecución del programa y despliega el menú de opciones a ejecutar por el cliente realizando los llamados pertinentes de las funciones deseadas según la opción seleccionada. <text:span text:style-name="T8">Las opciones son:</text:span></text:p>
        </text:list-item>
      </text:list>
      <text:p text:style-name="P4"><text:tab/><text:tab/> </text:p>
      <text:list xml:id="list3371539016260144024" text:style-name="L3">
        <text:list-item>
          <text:p text:style-name="P12">Download Status: <text:span text:style-name="T9"><text:s/></text:span><text:span text:style-name="T10">Not Solved yet</text:span></text:p>
          <text:p text:style-name="P18"/>
        </text:list-item>
        <text:list-item>
          <text:p text:style-name="P23"><text:span text:style-name="T2">Book List</text:span>: llama a la función getBookList enviandole como argumento los 3 puertos de los servidores a consultar, y retorna la lista de los libros en cada servidor.</text:p>
          <text:p text:style-name="P23"><text:s/></text:p>
        </text:list-item>
        <text:list-item>
          <text:p text:style-name="P23"><text:span text:style-name="T2">Request a Book</text:span>: solicita al usuario el nombre del libro que desea descargar e inicia con él una instancia del manejador de hilos del cliente para iniciar la descarga del libro.</text:p>
          <text:p text:style-name="P23"><text:s/></text:p>
        </text:list-item>
        <text:list-item>
          <text:p text:style-name="P12">Books Downloaded:<text:span text:style-name="T9"> hace una llamado a la función creada con la finalidad de leer un archivo .JSON que almacena un historial de libros descargados.</text:span></text:p>
        </text:list-item>
      </text:list>
      <text:p text:style-name="P4"/>
      <text:list xml:id="list123647498667518" text:continue-list="list3988827964313519997" text:style-name="L2">
        <text:list-item>
          <text:p text:style-name="P11"><text:span text:style-name="T2">ClientThreadHandler.</text:span><text:span text:style-name="T4">java:</text:span><text:span text:style-name="T8"> Es el programa manejador de hilos del cliente, éste creara hilos de proceso únicamente al momento de efectuar una descarga desde cualquiera de los 3 servidores. Recibe los 3 puertos, el nombre del libro a descargar y el identificador del cliente. Aquí es donde tiene lugar la concurrencia del lado cliente. Mientras un hilo se encuentra descargando el archivo se deja libre el menú de opciones del programa manejador de clientes para ejecutar otras tareas. Por cada petición de descarga se asigna un buffer determinado en el código [8192 bytes]. Si el servidor se ve afectado por alguna caída durante la descarga y el archivo tiene mas de la mitad descargada intenta en los demás </text:span><text:soft-page-break/><text:span text:style-name="T8">servidores y, de no encontrarlo, entonces hace tres intentos para reconectarse al servidor y continuar. <text:s/></text:span></text:p>
        </text:list-item>
      </text:list>
      <text:p text:style-name="P4"/>
      <text:list xml:id="list3432201138203426502" text:style-name="L4">
        <text:list-item>
          <text:p text:style-name="P24"><text:span text:style-name="T6">Estructura del programa servidor:</text:span> El programa servidor <text:span text:style-name="T18">también</text:span> se encuentra compuesto de <text:span text:style-name="T20">4 </text:span>ficheros principales.</text:p>
        </text:list-item>
      </text:list>
      <text:p text:style-name="P7"/>
      <text:p text:style-name="P7"/>
      <text:list xml:id="list7016069277518353316" text:style-name="L5">
        <text:list-item>
          <text:p text:style-name="P13">MainServer.java: <text:span text:style-name="T9">Es el programa ejecutor del servidor, pide al usuario el numero de puerto al que desean configurarlo para escuchar a los clientes entre el puerto 1024 y 65535 y ejecuta el programa de manejo de servidores con el puerto introducido.</text:span></text:p>
          <text:p text:style-name="P19"/>
        </text:list-item>
        <text:list-item>
          <text:p text:style-name="P13">ServerHandler.java<text:span text:style-name="T9">: De manera análoga que el manejador de cliente, éste programa se encarga de desplegar las opciones del servidor a ejecutar por el usuario para realizar las llamadas de las funciones pertinentes según la opción seleccionada, </text:span><text:span text:style-name="T16">creando el hilo que se mantiene en escucha de peticiones del cliente</text:span><text:span text:style-name="T9">. <text:s/>Las opciones que se nos presentan son:</text:span></text:p>
        </text:list-item>
      </text:list>
      <text:p text:style-name="P8"/>
      <text:list xml:id="list1491604570052141815" text:style-name="L6">
        <text:list-item>
          <text:p text:style-name="P14"><text:span text:style-name="T19">Books downloaded:</text:span><text:span text:style-name="T11"> </text:span><text:span text:style-name="T12">llama a la función homónima que consulta un archivo JSON que almacena el registro de todas las descargas hechas desde éste servidor.</text:span></text:p>
          <text:p text:style-name="P20"/>
        </text:list-item>
        <text:list-item>
          <text:p text:style-name="P14"><text:span text:style-name="T19">Clients that downloaded: </text:span><text:span text:style-name="T11">hace un llamado a la función clientsDownload que consulta en el archivo JSON la lista de todos los clientes que han descargado desde éste servidor.</text:span></text:p>
          <text:p text:style-name="P25"/>
        </text:list-item>
        <text:list-item>
          <text:p text:style-name="P15"><text:span text:style-name="T19">Number of downloads per book by Client:</text:span><text:span text:style-name="T11"> </text:span><text:span text:style-name="T12">hace una llamado a la funcion fullInfo que retorna.</text:span></text:p>
          <text:p text:style-name="P21"><text:s/></text:p>
        </text:list-item>
        <text:list-item>
          <text:p text:style-name="P26"><text:span text:style-name="T5">Current downloads: </text:span><text:span text:style-name="T12">Not Solved Yet </text:span></text:p>
          <text:p text:style-name="P26"><text:span text:style-name="T5"><text:tab/></text:span><text:span text:style-name="T11"><text:tab/></text:span></text:p>
        </text:list-item>
      </text:list>
      <text:list xml:id="list123647199060286" text:continue-list="list7016069277518353316" text:style-name="L5">
        <text:list-item>
          <text:p text:style-name="P13">ServerThreadHandler.<text:span text:style-name="T22">java:</text:span><text:span text:style-name="T13"> toma la solicitud del puerto, </text:span><text:span text:style-name="T16">crea y </text:span><text:span text:style-name="T13">asigna un hilo de ejecución </text:span><text:span text:style-name="T16">por solicitud de cliente </text:span><text:span text:style-name="T13">haciendo un llamado al programa de manejo de acciones de </text:span><text:span text:style-name="T21">hilos</text:span><text:span text:style-name="T13"> para el servidor para proveer de servicios al cliente.</text:span></text:p>
          <text:p text:style-name="P22"/>
        </text:list-item>
        <text:list-item>
          <text:p text:style-name="P16">ActionsThreadHandler.java:<text:span text:style-name="T9"> </text:span><text:span text:style-name="T14">ejecuta las diversas acciones del hilo destinadas a responder a las diversas solicitudes de los clientes, como retornar el tamaño de los archivo, lista de los libros disponibles, además de la descarga y escritura de los registros de descarga de los archivos disponibles. </text:span></text:p>
          <text:p text:style-name="P17"><text:span text:style-name="T9">Durante el envío de los datos, se asigna un buffer de envío de 8192bytes </text:span><text:span text:style-name="T15">mandando </text:span><text:span text:style-name="T9">paquete a paquete con tiempos de demora de medio segundo, al momento de finalizar la descarga, se registra en un archivo JSON </text:span><text:span text:style-name="T15">de historial de descargas</text:span></text:p>
        </text:list-item>
      </text:list>
      <text:p text:style-name="P5"/>
      <text:p text:style-name="P8"/>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2:12:24.569777790</meta:creation-date>
    <dc:date>2018-03-01T12:34:53.441190953</dc:date>
    <meta:editing-duration>PT1H42M56S</meta:editing-duration>
    <meta:editing-cycles>6</meta:editing-cycles>
    <meta:generator>LibreOffice/5.2.7.2$Linux_X86_64 LibreOffice_project/20m0$Build-2</meta:generator>
    <meta:document-statistic meta:table-count="0" meta:image-count="0" meta:object-count="0" meta:page-count="3" meta:paragraph-count="42" meta:word-count="877" meta:character-count="5348" meta:non-whitespace-character-count="4510"/>
  </office:meta>
</office:document-meta>
</file>